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262141283679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117066091636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592) rotate (-2.15687788961459) translate (5.4206401432275cm 2.77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205) rotate (-2.15652882376419) translate (4.3228895804584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727906519277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4) rotate (-1.55194677087336) translate (6.35236529608569cm 7.8842917469207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) rotate (-2.1556561591382) translate (5.468623985261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15) rotate (-2.15652882376419) translate (4.3878895804584cm 8.31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195) rotate (-2.1556561591382) translate (6.637640332617cm 8.042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957cm" svg:height="1.46cm" draw:transform="rotate (-0.386066830541146) translate (5.18432663217039cm 0.358241976326999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9) rotate (-2.15652882376419) translate (6.2418736382088cm 0.54519549264570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1) rotate (-2.15705242253979) translate (5.4544725199636cm 1.319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18:06.636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